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margin-left="0in" fo:margin-right="0.25in" fo:text-indent="0in" style:auto-text-indent="false"/>
    </style:style>
    <style:style style:name="P3" style:family="paragraph" style:parent-style-name="_31__20_ENCABEZADO">
      <style:text-properties officeooo:rsid="0059d786" officeooo:paragraph-rsid="0059d786"/>
    </style:style>
    <style:style style:name="P4" style:family="paragraph" style:parent-style-name="_32__20_Acción">
      <style:text-properties officeooo:rsid="0059d786" officeooo:paragraph-rsid="0059d786"/>
    </style:style>
    <style:style style:name="P5" style:family="paragraph" style:parent-style-name="_31__20_ENCABEZADO">
      <style:text-properties officeooo:rsid="005ae3a9" officeooo:paragraph-rsid="005ae3a9"/>
    </style:style>
    <style:style style:name="P6" style:family="paragraph" style:parent-style-name="_32__20_Acción">
      <style:text-properties officeooo:rsid="005ae3a9" officeooo:paragraph-rsid="005ae3a9"/>
    </style:style>
    <style:style style:name="P7" style:family="paragraph" style:parent-style-name="_33__20_Personaje">
      <style:text-properties officeooo:rsid="005ae3a9" officeooo:paragraph-rsid="005ae3a9"/>
    </style:style>
    <style:style style:name="P8" style:family="paragraph" style:parent-style-name="_34__20__28_acotación_29_">
      <style:text-properties officeooo:rsid="005ae3a9" officeooo:paragraph-rsid="005ae3a9"/>
    </style:style>
    <style:style style:name="P9" style:family="paragraph" style:parent-style-name="_35__20_Diálogo">
      <style:text-properties officeooo:rsid="005ae3a9" officeooo:paragraph-rsid="005ae3a9"/>
    </style:style>
    <style:style style:name="P10" style:family="paragraph" style:parent-style-name="_35__20_Diálogo">
      <style:text-properties officeooo:rsid="005ae3a9" officeooo:paragraph-rsid="005d25a7"/>
    </style:style>
    <style:style style:name="P11" style:family="paragraph" style:parent-style-name="_34__20__28_acotación_29_">
      <style:text-properties officeooo:rsid="005f117a" officeooo:paragraph-rsid="005f117a"/>
    </style:style>
    <style:style style:name="P12" style:family="paragraph" style:parent-style-name="_35__20_Diálogo">
      <style:text-properties officeooo:rsid="005ae3a9" officeooo:paragraph-rsid="00616d40"/>
    </style:style>
    <style:style style:name="T1" style:family="text">
      <style:text-properties officeooo:rsid="005ae3a9"/>
    </style:style>
    <style:style style:name="T2" style:family="text">
      <style:text-properties officeooo:rsid="005c314b"/>
    </style:style>
    <style:style style:name="T3" style:family="text">
      <style:text-properties officeooo:rsid="005d25a7"/>
    </style:style>
    <style:style style:name="T4" style:family="text">
      <style:text-properties officeooo:rsid="005eb09f"/>
    </style:style>
    <style:style style:name="T5" style:family="text">
      <style:text-properties officeooo:rsid="005f117a"/>
    </style:style>
    <style:style style:name="T6" style:family="text">
      <style:text-properties officeooo:rsid="005fa90c"/>
    </style:style>
    <style:style style:name="T7" style:family="text">
      <style:text-properties officeooo:rsid="00616d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c. 1. Int. Casa de pirulí – día</text:p>
      <text:p text:style-name="P4">Pirulí despierta, a las diez de la mañana, ya bien tarde. Se levanta, agarra su celular, y cuando sale de la habitación lo intercepta su madre, <text:span text:style-name="T1">quien dice a su hijo mientras se aleja:</text:span></text:p>
      <text:p text:style-name="P7"/>
      <text:p text:style-name="P7">Eleuteria</text:p>
      <text:p text:style-name="P9">Por fin epu’ã chememby, ejohéipue nde ao ahejáva ndéve pépe. La die y cuarto pasado ya e. <text:span text:style-name="T3">(Por fin </text:span><text:span text:style-name="T5">te</text:span><text:span text:style-name="T3"> despertaste hijo, </text:span><text:span text:style-name="T5">anda</text:span><text:span text:style-name="T3"> y lava la ropa que te dejé ahí. Ya son más de las diez y cuarto.)</text:span></text:p>
      <text:p text:style-name="P6">Pirulí, soñoliento, ignora lo que le dice su madre y <text:span text:style-name="T5">agarra</text:span> un vaso para <text:span text:style-name="T5">tomar</text:span> agua.</text:p>
      <text:p text:style-name="P7"/>
      <text:p text:style-name="P7">eleuteria</text:p>
      <text:p text:style-name="P9">Hále pue Pirulí, aháta aipytyvõ nde tíape ojeproblema hína. <text:span text:style-name="T3">(Vamos Pirulí, iré a ayudar a tu tía porque tiene un problema.)</text:span></text:p>
      <text:p text:style-name="P7"/>
      <text:p text:style-name="P7">pirulí</text:p>
      <text:p text:style-name="P9"><text:span text:style-name="T6">H</text:span>ále ama.</text:p>
      <text:p text:style-name="P8">(soñoliento)</text:p>
      <text:p text:style-name="P6">Pirulí camina hacia donde está la ropa, no quiere lavarla, no quiere hacer nada, hace gestos de kaigüecho. Se sienta. Encuentra su hondita colgada. Visualiza un ave, apunta, dispara y rompe un vidrio. Tira la piedra y esconde la mano. Saca su celular para contarle a su socio la macanada que hizo (por mensaje de texto):</text:p>
      <text:p text:style-name="P7"/>
      <text:p text:style-name="P7">Pirulí</text:p>
      <text:p text:style-name="P9">Nde rompi el vrio del señor d<text:span text:style-name="T2">e enfrente</text:span></text:p>
      <text:p text:style-name="P7"/>
      <text:p text:style-name="P7">Socio</text:p>
      <text:p text:style-name="P9">jjajajaj nde bobo. Pero nada le va a superar al rompeportones de la otra vez xddd.</text:p>
      <text:p text:style-name="P6">Pirulí ríe y <text:span text:style-name="T5">recuerda su última macanada</text:span>.</text:p>
      <text:p text:style-name="P5"><text:soft-page-break/>Esc. 2. ext. Calle – noche – flashback</text:p>
      <text:p text:style-name="P6">Pirulí tiene un rompeportones en sus manos. Se le ocurre <text:span text:style-name="T5">e</text:span>sta secuencia de acciones: prende la bomba, abre la puertita del medidor de la ANDE después de unos <text:span text:style-name="T5">intentos</text:span>, mete la bomba, cierra la puertita y sale corriendo <text:span text:style-name="T5">sobre</text:span> la vereda. <text:span text:style-name="T5">La puertita del medidor vuela detrás suyo (</text:span>dejando como consecuencia que la casa se quede sin luz<text:span text:style-name="T5">)</text:span>. <text:span text:style-name="T4">Pirulí celebra su macanada.</text:span></text:p>
      <text:p text:style-name="P5">EsC. 3. int. Casa de pirulí – día</text:p>
      <text:p text:style-name="P6">Pirulí termina de chatear porque llega su madre.</text:p>
      <text:p text:style-name="P7"/>
      <text:p text:style-name="P7">Eleuteria</text:p>
      <text:p text:style-name="P10">Pirulí ejohéipa la nde ao. Ahendu don José ojeplaguea ojejekahaguére la iventana. <text:span text:style-name="T3">(Pirulí, ¿lavaste tu ropa? Escuché que Don José estaba plagueándose porque rompieron su ventana.)</text:span></text:p>
      <text:p text:style-name="P7"/>
      <text:p text:style-name="P7">Pirulí</text:p>
      <text:p text:style-name="P9">Mamaaa.</text:p>
      <text:p text:style-name="P7"/>
      <text:p text:style-name="P7">Eleuteria</text:p>
      <text:p text:style-name="P9">Hasta que nderejohéi, mba’ére nderejapói la oje’éva ndéve che<text:span text:style-name="T5">papa</text:span>. <text:span text:style-name="T3">(Hasta que no lavaste la ropa, ¿Por qué no haces lo que se te dice?)</text:span></text:p>
      <text:p text:style-name="P7"/>
      <text:p text:style-name="P7">Pirulí</text:p>
      <text:p text:style-name="P9">Mama ese ko vos tenías que hacer <text:span text:style-name="T5">y</text:span> yo ko legalmente no me gusta lavar ropa.</text:p>
      <text:p text:style-name="P11">(tono vulgar y despectivo)</text:p>
      <text:p text:style-name="P7"/>
      <text:p text:style-name="P7">Eleuteria</text:p>
      <text:p text:style-name="P12">Mba’e ere chéve, <text:span text:style-name="T7">mba’e ere chéve,</text:span> ko ¡¡añaMEMBÝPEGUARE!! <text:span text:style-name="T3">(¿qué me dijiste?, ¿qué me dijiste?, ¡</text:span><text:span text:style-name="T5">hijo del demonio!</text:span><text:span text:style-name="T3">)</text:span></text:p>
      <text:p text:style-name="P6">Eleuteria <text:span text:style-name="T5">agarra un objeto contundente (una paila, un palo), y azota un gran golpe sobre la cabeza de Pirulí, quien cae golpeándose la cabeza nuevamente. No se vuelve a oir un sonido suy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ＭＳ 明朝" style:font-size-asian="10pt" style:language-asian="es" style:country-asian="E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8752in" style:writing-mode="lr-tb"/>
      <style:text-properties style:use-window-font-color="true" loext:opacity="0%" style:font-name="Calibri" fo:font-size="12pt" fo:language="es" fo:country="ES" style:letter-kerning="false" style:font-name-asian="ＭＳ 明朝" style:font-size-asian="10pt" style:language-asian="es" style:country-asian="E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3__20_Personaje" style:display-name="3 Personaje" style:family="paragraph" style:parent-style-name="_35__20_Diálogo" style:next-style-name="_35__20_Diálogo" style:default-outline-level="">
      <style:paragraph-properties fo:margin-left="2.122in" fo:margin-right="0in" fo:margin-top="0in" fo:margin-bottom="0in" style:contextual-spacing="false" fo:orphans="0" fo:widows="0" fo:text-indent="0in" style:auto-text-indent="false" fo:keep-with-next="always"/>
      <style:text-properties fo:text-transform="uppercase" style:font-name="Courier New" fo:font-family="'Courier New'" style:font-family-generic="roman" style:font-pitch="variable"/>
    </style:style>
    <style:style style:name="_35__20_Diálogo" style:display-name="5 Diálogo" style:family="paragraph" style:parent-style-name="_32__20_Acción" style:next-style-name="_33__20_Personaje" style:default-outline-level="">
      <style:paragraph-properties fo:margin-left="1.122in" fo:margin-right="1.0043in" fo:orphans="0" fo:widows="0" fo:text-indent="0in" style:auto-text-indent="false"/>
      <style:text-properties style:font-name="Courier New" fo:font-family="'Courier New'" style:font-family-generic="roman" style:font-pitch="variable"/>
    </style:style>
    <style:style style:name="_32__20_Acción" style:display-name="2 Acción" style:family="paragraph" style:default-outline-level="" style:master-page-name="">
      <style:paragraph-properties fo:margin-top="0.1665in" fo:margin-bottom="0in" style:contextual-spacing="false" fo:text-align="start" style:justify-single-word="false" fo:orphans="0" fo:widows="0" fo:hyphenation-ladder-count="no-limit" style:page-number="auto" style:writing-mode="lr-tb">
        <style:tab-stops>
          <style:tab-stop style:position="0.25in"/>
        </style:tab-stops>
      </style:paragraph-properties>
      <style:text-properties fo:color="#000000" loext:opacity="100%" style:font-name="Courier New" fo:font-family="'Courier New'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_31__20_ENCABEZADO" style:display-name="1 ENCABEZADO" style:family="paragraph" style:parent-style-name="_32__20_Acción" style:next-style-name="_32__20_Acción" style:auto-update="true" style:default-outline-level="">
      <style:paragraph-properties fo:margin-top="0.3937in" fo:margin-bottom="0in" style:contextual-spacing="false" fo:keep-with-next="always"/>
      <style:text-properties fo:text-transform="uppercase" fo:language="es" fo:country="ES" style:text-underline-style="none" fo:font-weight="bold" style:font-weight-asian="bold"/>
    </style:style>
    <style:style style:name="Bibliography_20_1" style:display-name="Bibliography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5.904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Header" style:default-outline-level="" style:class="extra">
      <style:paragraph-properties fo:text-align="end" style:justify-single-word="false" text:number-lines="false" text:line-number="0">
        <style:tab-stops>
          <style:tab-stop style:position="2.952in" style:type="center"/>
          <style:tab-stop style:position="5.9047in" style:type="right"/>
        </style:tab-stops>
      </style:paragraph-properties>
    </style:style>
    <style:style style:name="Header_20_left" style:display-name="Header left" style:family="paragraph" style:parent-style-name="Header" style:default-outline-level="" style:class="extra">
      <style:paragraph-properties text:number-lines="false" text:line-number="0">
        <style:tab-stops>
          <style:tab-stop style:position="2.952in" style:type="center"/>
          <style:tab-stop style:position="5.9047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List_20_Indent" style:display-name="List Indent" style:family="paragraph" style:parent-style-name="Text_20_body" style:default-outline-level="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text-indent="0in" style:auto-text-indent="false"/>
    </style:style>
    <style:style style:name="Addressee" style:family="paragraph" style:parent-style-name="Standard" style:default-outline-level="" style:class="extra">
      <style:paragraph-properties fo:margin-top="0in" fo:margin-bottom="0.0417in" style:contextual-spacing="false" text:number-lines="false" text:line-number="0"/>
    </style:style>
    <style:style style:name="Figure" style:family="paragraph" style:parent-style-name="Caption" style:default-outline-level="" style:class="extra"/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Illustration" style:family="paragraph" style:parent-style-name="Caption" style:default-outline-level="" style:class="extra"/>
    <style:style style:name="Index_20_1" style:display-name="Index 1" style:family="paragraph" style:parent-style-name="Index" style:default-outline-level="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default-outline-level="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default-outline-level="" style:class="index">
      <style:paragraph-properties fo:margin-left="0.3929in" fo:margin-right="0in" fo:text-indent="0in" style:auto-text-indent="false"/>
    </style:style>
    <style:style style:name="Figure_20_Index_20_1" style:display-name="Figure Index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5.9047in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5.9047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5.9047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5.9047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default-outline-level="" style:class="index">
      <style:paragraph-properties fo:margin-left="0.1965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default-outline-level="" style:class="index">
      <style:paragraph-properties fo:margin-left="0.392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default-outline-level="" style:class="index">
      <style:paragraph-properties fo:margin-left="0.5898in" fo:margin-right="0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default-outline-level="" style:class="index">
      <style:paragraph-properties fo:margin-left="0.7862in" fo:margin-right="0in" fo:text-indent="0in" style:auto-text-indent="false">
        <style:tab-stops>
          <style:tab-stop style:position="5.118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default-outline-level="" style:class="index">
      <style:paragraph-properties fo:margin-left="0.9827in" fo:margin-right="0in" fo:text-indent="0in" style:auto-text-indent="false">
        <style:tab-stops>
          <style:tab-stop style:position="4.922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default-outline-level="" style:class="index">
      <style:paragraph-properties fo:margin-left="1.1791in" fo:margin-right="0in" fo:text-indent="0in" style:auto-text-indent="false">
        <style:tab-stops>
          <style:tab-stop style:position="4.7256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default-outline-level="" style:class="index">
      <style:paragraph-properties fo:margin-left="1.3756in" fo:margin-right="0in" fo:text-indent="0in" style:auto-text-indent="false">
        <style:tab-stops>
          <style:tab-stop style:position="4.5291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default-outline-level="" style:class="index">
      <style:paragraph-properties fo:margin-left="1.572in" fo:margin-right="0in" fo:text-indent="0in" style:auto-text-indent="false">
        <style:tab-stops>
          <style:tab-stop style:position="4.332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default-outline-level="" style:class="index">
      <style:paragraph-properties fo:margin-left="1.7689in" fo:margin-right="0in" fo:text-indent="0in" style:auto-text-indent="false">
        <style:tab-stops>
          <style:tab-stop style:position="4.1362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List_20_1_20_End" style:display-name="List 1 End" style:family="paragraph" style:parent-style-name="List" style:default-outline-level="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Start" style:display-name="List 1 Start" style:family="paragraph" style:parent-style-name="List" style:default-outline-level="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default-outline-level="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Start" style:display-name="List 2 Start" style:family="paragraph" style:parent-style-name="List" style:default-outline-level="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default-outline-level="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Start" style:display-name="List 3 Start" style:family="paragraph" style:parent-style-name="List" style:default-outline-level="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default-outline-level="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style:parent-style-name="List" style:default-outline-level="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default-outline-level="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default-outline-level="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_34__20__28_acotación_29_" style:display-name="4 (acotación)" style:family="paragraph" style:parent-style-name="_35__20_Diálogo" style:default-outline-level="">
      <style:paragraph-properties fo:margin-left="1.622in" fo:margin-right="1.0043in" fo:margin-top="0in" fo:margin-bottom="0in" style:contextual-spacing="false" fo:text-indent="0in" style:auto-text-indent="false"/>
    </style:style>
    <style:style style:name="_36__20_TRANSICIÓN" style:display-name="6 TRANSICIÓN" style:family="paragraph" style:parent-style-name="_32__20_Acción" style:next-style-name="_31__20_ENCABEZADO">
      <style:paragraph-properties fo:margin-left="4.122in" fo:margin-right="0in" fo:text-indent="0in" style:auto-text-indent="false"/>
      <style:text-properties fo:text-transform="uppercase" fo:language="es" fo:country="ES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9846in" fo:margin-left="1.3783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3783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  <text:p text:style-name="MP2"/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23T20:39:00</meta:creation-date>
    <meta:initial-creator>Usuario de Microsoft Office</meta:initial-creator>
    <dc:language>es-ES</dc:language>
    <dc:date>2024-06-29T11:13:36.719816368</dc:date>
    <meta:editing-cycles>23</meta:editing-cycles>
    <meta:editing-duration>PT6H31M6S</meta:editing-duration>
    <meta:generator>LibreOffice/7.6.7.2$Linux_X86_64 LibreOffice_project/60$Build-2</meta:generator>
    <meta:print-date>2024-06-29T10:11:27.623877653</meta:print-date>
    <meta:printed-by>PDF files</meta:printed-by>
    <meta:document-statistic meta:table-count="0" meta:image-count="0" meta:object-count="0" meta:page-count="2" meta:paragraph-count="33" meta:word-count="422" meta:character-count="2396" meta:non-whitespace-character-count="20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